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02cm" fo:min-width="3.652cm"/>
    </style:style>
    <style:style style:name="gr2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3" style:family="graphic" style:parent-style-name="standard">
      <style:graphic-properties draw:textarea-horizontal-align="justify" draw:textarea-vertical-align="middle" draw:auto-grow-height="false" fo:min-height="4.916cm" fo:min-width="1.666cm"/>
    </style:style>
    <style:style style:name="gr4" style:family="graphic" style:parent-style-name="standard">
      <style:graphic-properties draw:textarea-horizontal-align="justify" draw:textarea-vertical-align="middle" draw:auto-grow-height="false" fo:min-height="1.376cm" fo:min-width="2.726cm"/>
    </style:style>
    <style:style style:name="gr5" style:family="graphic" style:parent-style-name="standard">
      <style:graphic-properties draw:textarea-horizontal-align="justify" draw:textarea-vertical-align="middle" draw:auto-grow-height="false" fo:min-height="1.194cm" fo:min-width="2.744cm"/>
    </style:style>
    <style:style style:name="gr6" style:family="graphic" style:parent-style-name="standard">
      <style:graphic-properties draw:textarea-horizontal-align="justify" draw:textarea-vertical-align="middle" draw:auto-grow-height="false" fo:min-height="2.098cm" fo:min-width="2.648cm"/>
    </style:style>
    <style:style style:name="gr7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8" style:family="graphic" style:parent-style-name="standard">
      <style:graphic-properties draw:textarea-horizontal-align="justify" draw:textarea-vertical-align="middle" draw:auto-grow-height="false" fo:min-height="2.098cm" fo:min-width="3.44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14cm" fo:min-width="0.76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6cm" svg:height="4.6cm" svg:x="10.4cm" svg:y="8cm">
          <text:p text:style-name="P1">uC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3.4cm" svg:height="5.4cm" svg:x="17cm" svg:y="7.6cm">
          <text:p text:style-name="P1">Buck</text:p>
          <text:p text:style-name="P1">(cvc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4cm" svg:height="5.4cm" svg:x="25cm" svg:y="7.6cm">
          <text:p text:style-name="P1">Voltage</text:p>
          <text:p text:style-name="P1">Output</text:p>
          <text:p text:style-name="P1">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3.4cm" svg:height="1.8cm" svg:x="8.8cm" svg:y="3.2cm">
          <text:p text:style-name="P1">USB/Serial</text:p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4cm" svg:height="1.6cm" svg:x="8.8cm" svg:y="1.4cm">
          <text:p text:style-name="P1">USB 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3.4cm" svg:height="2.6cm" svg:x="8.8cm" svg:y="15.8cm">
          <text:p text:style-name="P1">LCD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3.4cm" svg:height="2.6cm" svg:x="13.2cm" svg:y="15.8cm">
          <text:p text:style-name="P1">Push/Twist</text:p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8" draw:id="id8" draw:layer="layout" svg:width="3.2cm" svg:height="2.6cm" svg:x="3.8cm" svg:y="1.4cm">
          <text:p text:style-name="P1">230V</text:p>
          <text:p text:style-name="P1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3.2cm" svg:height="2.6cm" svg:x="3.8cm" svg:y="5.2cm">
          <text:p text:style-name="P1">Isolated</text:p>
          <text:p text:style-name="P1">Converter</text:p>
          <text:p text:style-name="P1">28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2cm" svg:height="2.6cm" svg:x="3.8cm" svg:y="8cm">
          <text:p text:style-name="P1">Buck</text:p>
          <text:p text:style-name="P1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2cm" svg:height="2.6cm" svg:x="3.8cm" svg:y="10.8cm">
          <text:p text:style-name="P1">Linear</text:p>
          <text:p text:style-name="P1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1" draw:id="id11" draw:layer="layout" svg:width="4.2cm" svg:height="2.6cm" svg:x="20.6cm" svg:y="10.4cm">
          <text:p text:style-name="P1">Voltage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10" draw:id="id10" draw:layer="layout" svg:width="4.2cm" svg:height="2.6cm" svg:x="20.6cm" svg:y="7.6cm">
          <text:p text:style-name="P1">Current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curve" svg:x1="12.192cm" svg:y1="12.683cm" svg:x2="10.5cm" svg:y2="15.8cm" draw:end-shape="id1" draw:end-glue-point="0" svg:d="M12192 12683c0 1962-1692 404-1692 3117" svg:viewBox="0 0 1693 3118">
          <text:p/>
        </draw:connector>
        <draw:connector draw:style-name="gr9" draw:text-style-name="P2" draw:layer="layout" draw:type="curve" svg:x1="13.309cm" svg:y1="12.683cm" svg:x2="14.9cm" svg:y2="15.8cm" draw:end-shape="id2" draw:end-glue-point="0" svg:d="M13309 12683c0 1962 1591 404 1591 3117" svg:viewBox="0 0 1592 3118">
          <text:p/>
        </draw:connector>
        <draw:connector draw:style-name="gr9" draw:text-style-name="P2" draw:layer="layout" draw:type="curve" svg:x1="15cm" svg:y1="10.3cm" svg:x2="17cm" svg:y2="10.3cm" draw:start-shape="id3" draw:start-glue-point="1" draw:end-shape="id4" draw:end-glue-point="3" svg:d="M15000 10300h2000" svg:viewBox="0 0 2001 1">
          <text:p/>
        </draw:connector>
        <draw:custom-shape draw:style-name="gr10" draw:text-style-name="P1" draw:layer="layout" svg:width="1.4cm" svg:height="1.6cm" svg:x="14.2cm" svg:y="1.4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6" draw:id="id6" draw:layer="layout" svg:width="1.4cm" svg:height="1.6cm" svg:x="14.2cm" svg:y="3.2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4cm" svg:height="1.6cm" svg:x="15.8cm" svg:y="1.4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7" draw:id="id7" draw:layer="layout" svg:width="1.4cm" svg:height="1.6cm" svg:x="15.8cm" svg:y="3.2cm"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2" draw:layer="layout" draw:type="curve" svg:x1="11.717cm" svg:y1="7.891cm" svg:x2="10.5cm" svg:y2="5cm" draw:end-shape="id5" draw:end-glue-point="2" svg:d="M11717 7891c0-1791-1217-346-1217-2891" svg:viewBox="0 0 1218 2892">
          <text:p/>
        </draw:connector>
        <draw:connector draw:style-name="gr9" draw:text-style-name="P2" draw:layer="layout" draw:type="curve" svg:x1="13.902cm" svg:y1="7.891cm" svg:x2="14.9cm" svg:y2="4.8cm" draw:end-shape="id6" draw:end-glue-point="2" svg:d="M13902 7891c0-1941 998-396 998-3091" svg:viewBox="0 0 999 3092">
          <text:p/>
        </draw:connector>
        <draw:connector draw:style-name="gr9" draw:text-style-name="P2" draw:layer="layout" draw:type="curve" svg:x1="14.257cm" svg:y1="7.908cm" svg:x2="16.5cm" svg:y2="4.8cm" draw:end-shape="id7" draw:end-glue-point="2" svg:d="M14257 7908c0-1954 2243-401 2243-3108" svg:viewBox="0 0 2244 3109">
          <text:p/>
        </draw:connector>
        <draw:connector draw:style-name="gr9" draw:text-style-name="P2" draw:layer="layout" draw:type="curve" svg:x1="5.4cm" svg:y1="4cm" svg:x2="5.4cm" svg:y2="5.2cm" draw:start-shape="id8" draw:start-glue-point="2" draw:end-shape="id9" draw:end-glue-point="0" svg:d="M5400 4000v1200" svg:viewBox="0 0 1 1201">
          <text:p/>
        </draw:connector>
        <draw:connector draw:style-name="gr9" draw:text-style-name="P2" draw:layer="layout" draw:type="curve" svg:x1="22.7cm" svg:y1="7.6cm" svg:x2="14.867cm" svg:y2="8.06cm" draw:start-shape="id10" draw:start-glue-point="0" svg:d="M22700 7600c0-751-7833-981-7833 460" svg:viewBox="0 0 7834 1055">
          <text:p/>
        </draw:connector>
        <draw:connector draw:style-name="gr9" draw:text-style-name="P2" draw:layer="layout" draw:type="curve" svg:x1="22.7cm" svg:y1="13cm" svg:x2="14.817cm" svg:y2="12.595cm" draw:start-shape="id11" draw:start-glue-point="2" svg:d="M22700 13000c0 753-7883 955-7883-405" svg:viewBox="0 0 7884 998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29:56.986091437</meta:creation-date>
    <dc:date>2015-10-08T12:06:23.383980565</dc:date>
    <meta:editing-duration>PT32M1S</meta:editing-duration>
    <meta:editing-cycles>4</meta:editing-cycles>
    <meta:generator>LibreOffice/4.4.5.2$Linux_X86_64 LibreOffice_project/40m0$Build-2</meta:generator>
    <meta:document-statistic meta:object-count="49"/>
  </office:meta>
</office:document-meta>
</file>